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4.55cm" fo:min-width="24.7cm"/>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75cm" fo:min-width="5.393cm" fo:padding-top="0.125cm" fo:padding-bottom="0.125cm" fo:padding-left="0.25cm" fo:padding-right="0.25cm" fo:wrap-option="wrap"/>
    </style:style>
    <style:style style:name="gr8" style:family="graphic" style:parent-style-name="standard">
      <style:graphic-properties draw:stroke="solid" svg:stroke-width="0cm" svg:stroke-color="#3465a4"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9" style:family="graphic" style:parent-style-name="objectwithoutfill">
      <style:graphic-properties svg:stroke-color="#3465a4" draw:marker-start="" draw:marker-start-width="0.3cm" draw:marker-end="Arrow" draw:marker-end-width="0.2cm" draw:fill="none" draw:textarea-vertical-align="middle"/>
    </style:style>
    <style:style style:name="gr10" style:family="graphic" style:parent-style-name="standard">
      <style:graphic-properties draw:stroke="none" svg:stroke-width="0cm" draw:fill="none" draw:textarea-vertical-align="top" draw:auto-grow-height="false" fo:min-height="3.254cm" fo:min-width="24.697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12" style:family="graphic" style:parent-style-name="standard">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13" style:family="graphic" style:parent-style-name="standard">
      <style:graphic-properties draw:stroke="none" svg:stroke-width="0cm" draw:fill="none" draw:textarea-vertical-align="top" draw:auto-grow-height="false" draw:fit-to-size="false" style:shrink-to-fit="false" fo:min-height="0.712cm" fo:min-width="5.5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style:shrink-to-fit="false" fo:min-height="0.712cm" fo:min-width="6.5cm" fo:padding-top="0.125cm" fo:padding-bottom="0.125cm" fo:padding-left="0.25cm" fo:padding-right="0.25cm" fo:wrap-option="wrap"/>
    </style:style>
    <style:style style:name="gr15" style:family="graphic" style:parent-style-name="standard" style:list-style-name="L1">
      <style:graphic-properties draw:textarea-horizontal-align="justify" draw:textarea-vertical-align="middle" draw:auto-grow-height="false" fo:min-height="4.55cm" fo:min-width="24.7cm"/>
    </style:style>
    <style:style style:name="gr16" style:family="graphic" style:parent-style-name="standard">
      <style:graphic-properties draw:fill="solid" draw:fill-color="#dddddd" draw:textarea-horizontal-align="justify" draw:textarea-vertical-align="middle" draw:auto-grow-height="false" fo:min-height="5.48cm" fo:min-width="9.2cm" fo:wrap-option="no-wrap"/>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4.744cm" fo:min-width="10.016cm" fo:padding-top="0.125cm" fo:padding-bottom="0.125cm" fo:padding-left="0.25cm" fo:padding-right="0.25cm" fo:wrap-option="wrap"/>
    </style:style>
    <style:style style:name="gr18" style:family="graphic" style:parent-style-name="standard" style:list-style-name="L1">
      <style:graphic-properties draw:textarea-horizontal-align="justify" draw:textarea-vertical-align="middle" draw:auto-grow-height="false" fo:min-height="4.55cm" fo:min-width="24.7cm"/>
    </style:style>
    <style:style style:name="gr19" style:family="graphic" style:parent-style-name="standard">
      <style:graphic-properties draw:fill="solid" draw:fill-color="#dddddd" draw:textarea-horizontal-align="justify" draw:textarea-vertical-align="middle" draw:auto-grow-height="false" fo:min-height="4.632cm" fo:min-width="7.655cm" fo:wrap-option="no-wrap"/>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4.076cm" fo:min-width="8.431cm" fo:padding-top="0.125cm" fo:padding-bottom="0.125cm" fo:padding-left="0.25cm" fo:padding-right="0.25cm" fo:wrap-option="wrap"/>
    </style:style>
    <style:style style:name="gr21" style:family="graphic" style:parent-style-name="standard" style:list-style-name="L3">
      <style:graphic-properties draw:stroke="none" svg:stroke-width="0cm" draw:fill="none" draw:textarea-vertical-align="top" draw:auto-grow-height="false" draw:fit-to-size="false" style:shrink-to-fit="false" fo:min-height="5.042cm" fo:min-width="15.307cm" fo:padding-top="0.125cm" fo:padding-bottom="0.125cm" fo:padding-left="0.25cm" fo:padding-right="0.25cm" fo:wrap-option="wrap"/>
    </style:style>
    <style:style style:name="gr22" style:family="graphic" style:parent-style-name="standard" style:list-style-name="L1">
      <style:graphic-properties draw:textarea-horizontal-align="justify" draw:textarea-vertical-align="middle" draw:auto-grow-height="false" fo:min-height="4.55cm" fo:min-width="24.7cm"/>
    </style:style>
    <style:style style:name="gr23" style:family="graphic" style:parent-style-name="standard" style:list-style-name="L1">
      <style:graphic-properties draw:textarea-horizontal-align="justify" draw:textarea-vertical-align="middle" draw:auto-grow-height="false" fo:min-height="4.55cm" fo:min-width="24.7cm"/>
    </style:style>
    <style:style style:name="gr24" style:family="graphic" style:parent-style-name="standard">
      <style:graphic-properties draw:fill="solid" draw:fill-color="#dddddd" draw:textarea-horizontal-align="justify" draw:textarea-vertical-align="middle" draw:auto-grow-height="false" fo:min-height="4.61cm" fo:min-width="8.414cm" fo:wrap-option="no-wrap"/>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4.882cm" fo:min-width="8.68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0.712cm" fo:min-width="6.959cm" fo:padding-top="0.125cm" fo:padding-bottom="0.125cm" fo:padding-left="0.25cm" fo:padding-right="0.25cm" fo:wrap-option="wrap"/>
    </style:style>
    <style:style style:name="gr27" style:family="graphic" style:parent-style-name="standard" style:list-style-name="L5">
      <style:graphic-properties draw:stroke="none" svg:stroke-width="0cm" draw:fill="none" draw:textarea-vertical-align="top" draw:auto-grow-height="false" draw:fit-to-size="false" style:shrink-to-fit="false" fo:min-height="3.151cm" fo:min-width="8.501cm" fo:padding-top="0.125cm" fo:padding-bottom="0.125cm" fo:padding-left="0.25cm" fo:padding-right="0.25cm" fo:wrap-option="wrap"/>
    </style:style>
    <style:style style:name="gr28" style:family="graphic" style:parent-style-name="standard">
      <style:graphic-properties draw:fill="none" draw:textarea-horizontal-align="justify" draw:textarea-vertical-align="middle" draw:auto-grow-height="false" fo:min-height="3.084cm" fo:min-width="7.464cm" fo:wrap-option="no-wrap"/>
    </style:style>
    <style:style style:name="gr29" style:family="graphic" style:parent-style-name="standard" style:list-style-name="L1">
      <style:graphic-properties draw:textarea-horizontal-align="justify" draw:textarea-vertical-align="middle" draw:auto-grow-height="false" fo:min-height="4.55cm" fo:min-width="24.7cm"/>
    </style:style>
    <style:style style:name="gr30" style:family="graphic" style:parent-style-name="standard">
      <style:graphic-properties draw:fill="none" draw:textarea-horizontal-align="justify" draw:textarea-vertical-align="middle" draw:auto-grow-height="false" fo:min-height="4.196cm" fo:min-width="13.204cm" fo:wrap-option="no-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5.396cm" fo:min-width="14.016cm" fo:padding-top="0.125cm" fo:padding-bottom="0.125cm" fo:padding-left="0.25cm" fo:padding-right="0.25cm" fo:wrap-option="wrap"/>
    </style:style>
    <style:style style:name="gr32" style:family="graphic" style:parent-style-name="standard" style:list-style-name="L1">
      <style:graphic-properties draw:textarea-horizontal-align="justify" draw:textarea-vertical-align="middle" draw:auto-grow-height="false" fo:min-height="4.55cm" fo:min-width="24.7cm"/>
    </style:style>
    <style:style style:name="gr33" style:family="graphic" style:parent-style-name="standard">
      <style:graphic-properties draw:fill="none" draw:textarea-horizontal-align="justify" draw:textarea-vertical-align="middle" draw:auto-grow-height="false" fo:min-height="4.01cm" fo:min-width="13.02cm" fo:wrap-option="no-wrap"/>
    </style:style>
    <style:style style:name="gr34" style:family="graphic" style:parent-style-name="standard" style:list-style-name="L4">
      <style:graphic-properties draw:stroke="none" svg:stroke-width="0cm" draw:fill="none" draw:textarea-vertical-align="top" draw:auto-grow-height="false" draw:fit-to-size="false" style:shrink-to-fit="false" fo:min-height="4.151cm" fo:min-width="13.597cm" fo:padding-top="0.125cm" fo:padding-bottom="0.125cm" fo:padding-left="0.25cm" fo:padding-right="0.25cm" fo:wrap-option="wrap"/>
    </style:style>
    <style:style style:name="gr35" style:family="graphic" style:parent-style-name="standard" style:list-style-name="L1">
      <style:graphic-properties draw:textarea-horizontal-align="justify" draw:textarea-vertical-align="middle" draw:auto-grow-height="false" fo:min-height="4.55cm" fo:min-width="24.7cm"/>
    </style:style>
    <style:style style:name="gr36"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37"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38"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39"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40"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41"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42" style:family="graphic" style:parent-style-name="objectwithoutfill">
      <style:graphic-properties draw:stroke="dash" draw:stroke-dash="Fine_20_Dashed" draw:fill="none" draw:textarea-vertical-align="middle"/>
    </style:style>
    <style:style style:name="gr43"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47"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48"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49"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50"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51" style:family="graphic" style:parent-style-name="standard">
      <style:graphic-properties draw:stroke="none" svg:stroke-color="#000000" draw:fill="none" draw:fill-color="#ffffff" draw:auto-grow-height="true" draw:auto-grow-width="false" fo:max-height="0cm" fo:min-height="2.134cm"/>
    </style:style>
    <style:style style:name="gr52"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53"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54"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55"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56"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57"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58"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59"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60"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61"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62"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63"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64"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65"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66" style:family="graphic" style:parent-style-name="standard">
      <style:graphic-properties draw:stroke="none" svg:stroke-color="#000000" draw:fill="none" draw:fill-color="#ffffff" draw:auto-grow-height="true" draw:auto-grow-width="false" fo:max-height="0cm" fo:min-height="2.95cm"/>
    </style:style>
    <style:style style:name="gr67"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68"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69"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70"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72"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73"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74"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75"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76"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77" style:family="graphic" style:parent-style-name="standard">
      <style:graphic-properties draw:fill="solid" draw:fill-color="#dddddd" draw:textarea-horizontal-align="justify" draw:textarea-vertical-align="middle" draw:auto-grow-height="false" fo:min-height="5.492cm" fo:min-width="8.204cm" fo:wrap-option="no-wrap"/>
    </style:style>
    <style:style style:name="gr78" style:family="graphic" style:parent-style-name="standard" style:list-style-name="L7">
      <style:graphic-properties draw:stroke="none" draw:fill="none" fo:min-height="7.15cm"/>
    </style:style>
    <style:style style:name="gr79"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80"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81"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82"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83"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84"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85"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86" style:family="graphic" style:parent-style-name="standard">
      <style:graphic-properties draw:fill="solid" draw:fill-color="#dddddd" draw:textarea-horizontal-align="justify" draw:textarea-vertical-align="middle" draw:auto-grow-height="false" fo:min-height="4.936cm" fo:min-width="8.204cm" fo:wrap-option="no-wrap"/>
    </style:style>
    <style:style style:name="gr87" style:family="graphic" style:parent-style-name="standard" style:list-style-name="L7">
      <style:graphic-properties draw:stroke="none" draw:fill="none" fo:min-height="7.15cm"/>
    </style:style>
    <style:style style:name="gr88"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89"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90"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91"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92"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93"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94"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95" style:family="graphic" style:parent-style-name="standard">
      <style:graphic-properties draw:fill="solid" draw:fill-color="#dddddd" draw:textarea-horizontal-align="justify" draw:textarea-vertical-align="middle" draw:auto-grow-height="false" fo:min-height="5.862cm" fo:min-width="8.39cm" fo:wrap-option="no-wrap"/>
    </style:style>
    <style:style style:name="gr96" style:family="graphic" style:parent-style-name="standard" style:list-style-name="L7">
      <style:graphic-properties draw:stroke="none" draw:fill="none" fo:min-height="8.991cm"/>
    </style:style>
    <style:style style:name="gr97"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98"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99"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100"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gr101" style:family="graphic" style:parent-style-name="standard" style:list-style-name="L9">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style>
    <style:style style:name="gr102" style:family="graphic" style:parent-style-name="standard" style:list-style-name="L9">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style>
    <style:style style:name="gr103" style:family="graphic" style:parent-style-name="standard" style:list-style-name="L9">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style>
    <style:style style:name="gr104" style:family="graphic" style:parent-style-name="standard">
      <style:graphic-properties draw:fill="solid" draw:fill-color="#dddddd" draw:textarea-horizontal-align="justify" draw:textarea-vertical-align="middle" draw:auto-grow-height="false" fo:min-height="4.566cm" fo:min-width="8.39cm" fo:wrap-option="no-wrap"/>
    </style:style>
    <style:style style:name="gr105" style:family="graphic" style:parent-style-name="standard" style:list-style-name="L8">
      <style:graphic-properties draw:stroke="none" draw:fill="none" fo:min-height="4.391cm"/>
    </style:style>
    <style:style style:name="gr106"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107" style:family="graphic" style:parent-style-name="standard" style:list-style-name="L9">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style>
    <style:style style:name="gr108" style:family="graphic" style:parent-style-name="standard" style:list-style-name="L9">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style>
    <style:style style:name="gr109" style:family="graphic" style:parent-style-name="standard" style:list-style-name="L9">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text-align="star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style:paragraph-properties fo:margin-top="0cm" fo:margin-bottom="0cm" fo:line-height="100%" fo:text-align="center" style:font-independent-line-spacing="true"/>
      <style:text-properties fo:font-size="18pt"/>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2cm" fo:margin-bottom="0cm" fo:line-height="100%" fo:text-align="center" fo:text-indent="0cm"/>
    </style:style>
    <style:style style:name="P13" style:family="paragraph">
      <style:paragraph-properties fo:margin-top="0.2cm" fo:margin-bottom="0cm" fo:text-align="center"/>
    </style:style>
    <style:style style:name="P14" style:family="paragraph">
      <loext:graphic-properties draw:fill="solid" draw:fill-color="#dddddd"/>
      <style:paragraph-properties fo:text-align="center"/>
    </style:style>
    <style:style style:name="P15" style:family="paragraph">
      <style:paragraph-properties fo:margin-left="0cm" fo:margin-right="0cm" fo:margin-top="0cm" fo:margin-bottom="0cm" fo:line-height="100%" fo:text-align="start" fo:text-indent="0cm"/>
    </style:style>
    <style:style style:name="P16"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7" style:family="paragraph">
      <loext:graphic-properties draw:fill-color="#ffffff"/>
      <style:text-properties fo:font-size="20pt"/>
    </style:style>
    <style:style style:name="P18" style:family="paragraph">
      <loext:graphic-properties draw:fill="none"/>
      <style:paragraph-properties fo:margin-top="0cm" fo:margin-bottom="0cm" fo:text-align="start" style:font-independent-line-spacing="true"/>
      <style:text-properties fo:color="#ce181e" fo:font-size="18pt" fo:font-weight="bold" style:font-weight-asian="bold" style:font-weight-complex="bold"/>
    </style:style>
    <style:style style:name="P19" style:family="paragraph">
      <loext:graphic-properties draw:fill="none"/>
      <style:paragraph-properties fo:margin-top="0cm" fo:margin-bottom="0cm" fo:text-align="start" style:font-independent-line-spacing="true"/>
      <style:text-properties fo:color="#ce181e" fo:font-size="18pt"/>
    </style:style>
    <style:style style:name="P20" style:family="paragraph">
      <loext:graphic-properties draw:fill="none"/>
      <style:paragraph-properties fo:margin-top="0cm" fo:margin-bottom="0cm" fo:text-align="start" style:font-independent-line-spacing="true"/>
      <style:text-properties fo:color="#ff3333" fo:font-size="18pt"/>
    </style:style>
    <style:style style:name="P21" style:family="paragraph">
      <loext:graphic-properties draw:fill="none" draw:fill-color="#ffffff"/>
    </style:style>
    <style:style style:name="P22" style:family="paragraph">
      <loext:graphic-properties draw:fill="none"/>
      <style:paragraph-properties fo:margin-top="0cm" fo:margin-bottom="0cm" fo:line-height="100%" fo:text-align="start"/>
    </style:style>
    <style:style style:name="P23" style:family="paragraph">
      <style:paragraph-properties fo:margin-top="0cm" fo:margin-bottom="0.5cm" fo:line-height="100%" fo:text-align="start"/>
    </style:style>
    <style:style style:name="P24" style:family="paragraph">
      <style:paragraph-properties fo:margin-top="0cm" fo:margin-bottom="0.5cm" fo:line-height="100%" fo:text-align="center"/>
    </style:style>
    <style:style style:name="T1" style:family="text">
      <style:text-properties fo:color="#000000" style:text-line-through-style="none" style:text-line-through-type="none" style:text-position="0% 100%" style:font-name="Arial" fo:font-size="72pt" fo:letter-spacing="normal" fo:font-style="normal" style:text-underline-style="none" fo:font-weight="normal" style:font-name-asian="DejaVu Sans" style:font-size-asian="72pt" style:font-style-asian="normal" style:font-weight-asian="normal" style:font-name-complex="DejaVu Sans" style:font-size-complex="72pt" style:font-style-complex="normal" style:font-weight-complex="normal"/>
    </style:style>
    <style:style style:name="T2" style:family="text">
      <style:text-properties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style:text-line-through-type="none" style:text-position="0% 100%" style:font-name="Arial"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6" style:family="text">
      <style:text-properties fo:color="#ce181e" style:text-line-through-style="none" style:text-line-through-type="none" style:text-position="0% 100%" style:font-name="Arial"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7" style:family="text">
      <style:text-properties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style:text-line-through-type="none" style:text-position="0% 100%" style:font-name="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cc00" style:text-line-through-style="none" style:text-line-through-type="none" style:text-position="0% 100%" style:font-name="Arial"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color="#00cc00" style:text-line-through-style="none" style:text-line-through-type="none" style:text-position="0% 100%" style:font-name="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color="#ff9900" style:text-line-through-style="none" style:text-line-through-type="none" style:text-position="0% 100%" style:font-name="Arial"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color="#ff9900" style:text-line-through-style="none" style:text-line-through-type="none" style:text-position="0% 100%" style:font-name="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color="#00cccc" style:text-line-through-style="none" style:text-line-through-type="none" style:text-position="0% 100%" style:font-name="Arial"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color="#00cccc" style:text-line-through-style="none" style:text-line-through-type="none" style:text-position="0% 100%" style:font-name="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ce181e"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color="#ce181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ff3333"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ff3333"/>
    </style:style>
    <style:style style:name="T19" style:family="text">
      <style:text-properties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0" style:family="text">
      <style:text-properties fo:color="#ff3333"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color="#000000" style:text-line-through-style="none" style:text-line-through-type="none" style:text-position="0% 100%" style:font-name="Arial"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4">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xml:id="id2" draw:id="id2">
        <office:forms form:automatic-focus="false" form:apply-design-mode="false"/>
        <draw:custom-shape draw:name="CustomShape 1" draw:style-name="gr1"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196cm" svg:height="12.176cm" svg:x="1.4cm" svg:y="4.014cm">
          <text:p text:style-name="P2"><text:span text:style-name="T1">Data Analysis:</text:span></text:p>
          <text:p text:style-name="P2"><text:span text:style-name="T1">Introduction</text:span></text:p>
          <text:p text:style-name="P2"><text:span text:style-name="T1"/></text:p>
          <text:p text:style-name="P2"><text:span text:style-name="T2">Institute of Technology Tallaght, </text:span></text:p>
          <text:p text:style-name="P2"><text:span text:style-name="T2">Department of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ellipseWipe" smil:subtype="circl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Blank_20_Slide">
        <office:forms form:automatic-focus="false" form:apply-design-mode="false"/>
        <draw:custom-shape draw:style-name="gr4" draw:text-style-name="P6" draw:layer="layout" svg:width="25.2cm" svg:height="4.8cm" svg:x="1.6cm" svg:y="14.2cm">
          <text:p text:style-name="P6">Subject area</text:p>
          <draw:enhanced-geometry svg:viewBox="0 0 21600 21600" draw:type="rectangle" draw:enhanced-path="M 0 0 L 21600 0 21600 21600 0 21600 0 0 Z N"/>
        </draw:custom-shape>
        <draw:custom-shape draw:name="CustomShape 1" draw:style-name="gr1"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6" draw:text-style-name="P3"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6" draw:text-style-name="P3" xml:id="id1" draw:id="id1"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6"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line draw:name="Line 13" draw:style-name="gr8" draw:text-style-name="P1" draw:layer="layout" svg:x1="24.2cm" svg:y1="14cm" svg:x2="24.2cm" svg:y2="13.2cm">
          <text:p/>
        </draw:line>
        <draw:line draw:name="Line 10" draw:style-name="gr8" draw:text-style-name="P1" draw:layer="layout" svg:x1="4.017cm" svg:y1="13.12cm" svg:x2="4cm" svg:y2="14cm">
          <text:p/>
        </draw:line>
        <draw:connector draw:style-name="gr9" draw:text-style-name="P9" draw:layer="layout" draw:type="curve" draw:line-skew="-4.209cm" svg:x1="2.112cm" svg:y1="11.347cm" svg:x2="10.259cm" svg:y2="5.101cm" draw:end-shape="id1" svg:d="M2112 11347c-579 0-4652-6246 8147-6246" svg:viewBox="0 0 9219 6247">
          <text:p/>
        </draw:connector>
        <draw:connector draw:style-name="gr9" draw:text-style-name="P9" draw:layer="layout" draw:type="curve" draw:line-skew="4.031cm" svg:x1="26.331cm" svg:y1="11.321cm" svg:x2="17.258cm" svg:y2="5.101cm" draw:end-shape="id1" draw:end-glue-point="1" svg:d="M26331 11321c-384 0 4152-6220-9073-6220" svg:viewBox="0 0 9524 6221">
          <text:p/>
        </draw:connector>
        <presentation:notes draw:style-name="dp2">
          <draw:page-thumbnail draw:style-name="gr3"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4" draw:text-style-name="P6" draw:layer="layout" svg:width="25.2cm" svg:height="4.8cm" svg:x="1.6cm" svg:y="14.201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1cm" svg:x2="24.2cm" svg:y2="13.201cm">
          <text:p/>
        </draw:line>
        <draw:line draw:name="Line 10" draw:style-name="gr8" draw:text-style-name="P1" draw:layer="layout" svg:x1="4.017cm" svg:y1="13.121cm" svg:x2="4cm" svg:y2="14.001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3" draw:master-page-name="Blank_20_Slide">
        <office:forms form:automatic-focus="false" form:apply-design-mode="false"/>
        <draw:custom-shape draw:style-name="gr15" draw:text-style-name="P11" draw:layer="layout" svg:width="25.2cm" svg:height="4.8cm" svg:x="1.6cm" svg:y="14.202cm">
          <text:p text:style-name="P11">Subject area</text:p>
          <text:p text:style-name="P12"><text:span text:style-name="T5">earth sciences</text:span></text:p>
          <text:p text:style-name="P12"><text:span text:style-name="T5">business (BI)</text:span></text:p>
          <text:p text:style-name="P12"><text:span text:style-name="T6">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2cm" svg:x2="24.2cm" svg:y2="13.202cm">
          <text:p/>
        </draw:line>
        <draw:line draw:name="Line 10" draw:style-name="gr8" draw:text-style-name="P1" draw:layer="layout" svg:x1="4.017cm" svg:y1="13.122cm" svg:x2="4cm" svg:y2="14.002cm">
          <text:p/>
        </draw:lin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16" draw:text-style-name="P14" draw:layer="layout" svg:width="10.474cm" svg:height="6.188cm" draw:transform="skewX (0.0010471975511966) rotate (0.00139626340159546) translate (17.125cm 14.607cm)">
          <text:p/>
          <draw:enhanced-geometry svg:viewBox="0 0 21600 21600" draw:text-areas="800 800 20800 20800" draw:type="round-rectangular-callout" draw:modifiers="-4047.80906921241 8679.7867183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17" draw:text-style-name="P16" draw:layer="layout" svg:width="10.515cm" svg:height="4.993cm" svg:x="17.285cm" svg:y="15cm">
          <text:p text:style-name="P15"><text:span text:style-name="T7">MoneyBall – book and film about the case of the Oakland A baseball team, whose manager Billy Bean, with the help of statistician Bill James, dramatically improved the teams performance, moving it up a league, simply by analysing the on-base-percentage of the players to find and utilise those players who were otherwise underr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4" presentation:class="page"/>
          <draw:frame presentation:style-name="pr1" draw:text-style-name="P17" draw:layer="layout" svg:width="16.799cm" svg:height="13.364cm" svg:x="2.1cm" svg:y="14.107cm" presentation:class="notes" presentation:placeholder="true">
            <draw:text-box/>
          </draw:frame>
        </presentation:notes>
      </draw:page>
      <draw:page draw:name="page5"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18" draw:text-style-name="P11" draw:layer="layout" svg:width="25.2cm" svg:height="4.8cm" svg:x="1.6cm" svg:y="14.203cm">
          <text:p text:style-name="P11">Subject area</text:p>
          <text:p text:style-name="P12"><text:span text:style-name="T5">earth sciences</text:span></text:p>
          <text:p text:style-name="P12"><text:span text:style-name="T6">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3cm" svg:x2="24.2cm" svg:y2="13.203cm">
          <text:p/>
        </draw:line>
        <draw:line draw:name="Line 10" draw:style-name="gr8" draw:text-style-name="P1" draw:layer="layout" svg:x1="4.017cm" svg:y1="13.123cm" svg:x2="4cm" svg:y2="14.003cm">
          <text:p/>
        </draw:line>
        <draw:custom-shape draw:style-name="gr19" draw:text-style-name="P14" draw:layer="layout" svg:width="8.807cm" svg:height="5.272cm" svg:x="18.158cm" svg:y="15.504cm">
          <text:p/>
          <draw:enhanced-geometry svg:viewBox="0 0 21600 21600" draw:text-areas="800 800 20800 20800" draw:type="round-rectangular-callout" draw:modifiers="-5471.11716621253 3395.865731082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20" draw:text-style-name="P16" draw:layer="layout" svg:width="8.93cm" svg:height="4.325cm" svg:x="17.912cm" svg:y="15.576cm">
          <text:list text:style-name="L2">
            <text:list-header>
              <text:p text:style-name="P15"><text:span text:style-name="T7">Making decisions about the business based on data is called data-driven decision-making (DDD). Erik Brynjolfsson et al. (MIT and Penn’s Wharton School) conducted a study which shows that introducing DDD in a company significantly increases productivity.</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name="TextShape 17" draw:style-name="gr21" draw:text-style-name="P16" draw:layer="layout" svg:width="15.806cm" svg:height="5.291cm" svg:x="6.223cm" svg:y="8.966cm">
          <text:list text:style-name="L3">
            <text:list-item>
              <text:list>
                <text:list-header>
                  <text:p text:style-name="P15"><text:span text:style-name="T8">Businesses use data analysis to improve their productivity and profits.</text:span></text:p>
                </text:list-header>
                <text:list-item>
                  <text:p text:style-name="P15"><text:span text:style-name="T9">John Deer</text:span><text:span text:style-name="T10"> – online tools for farmers (e.g. to optimize sowing or harvest time) with feedback that provides the company with information about when spare parts will be needed</text:span></text:p>
                </text:list-item>
                <text:list-item>
                  <text:p text:style-name="P15"><text:span text:style-name="T11">Amazon </text:span><text:span text:style-name="T12">– streamlining of operations</text:span></text:p>
                </text:list-item>
                <text:list-item>
                  <text:p text:style-name="P15"><text:span text:style-name="T13">Evolve </text:span><text:span text:style-name="T14">– employee management software, various interesting findings e.g. that if employees take breaks together they are more productive or that call centre workers with criminal records are more productive, as well as non-standard browser us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1" draw:layer="layout" svg:width="25.2cm" svg:height="4.8cm" svg:x="1.6cm" svg:y="14.204cm">
          <text:p text:style-name="P11">Subject area</text:p>
          <text:p text:style-name="P12"><text:span text:style-name="T5">earth sciences</text:span></text:p>
          <text:p text:style-name="P12"><text:span text:style-name="T6">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4cm" svg:x2="24.2cm" svg:y2="13.204cm">
          <text:p/>
        </draw:line>
        <draw:line draw:name="Line 10" draw:style-name="gr8" draw:text-style-name="P1" draw:layer="layout" svg:x1="4.017cm" svg:y1="13.124cm" svg:x2="4cm" svg:y2="14.004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23" draw:text-style-name="P11" draw:layer="layout" svg:width="25.2cm" svg:height="4.8cm" svg:x="1.6cm" svg:y="14.204cm">
          <text:p text:style-name="P11">Subject area</text:p>
          <text:p text:style-name="P12"><text:span text:style-name="T6">earth sciences</text:span></text:p>
          <text:p text:style-name="P12"><text:span text:style-name="T5">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4cm" svg:x2="24.2cm" svg:y2="13.204cm">
          <text:p/>
        </draw:line>
        <draw:line draw:name="Line 10" draw:style-name="gr8" draw:text-style-name="P1" draw:layer="layout" svg:x1="4.017cm" svg:y1="13.124cm" svg:x2="4cm" svg:y2="14.004cm">
          <text:p/>
        </draw:line>
        <draw:custom-shape draw:style-name="gr24" draw:text-style-name="P14" draw:layer="layout" svg:width="9.626cm" svg:height="5.248cm" svg:x="18.006cm" svg:y="15.09cm">
          <text:p/>
          <draw:enhanced-geometry svg:viewBox="0 0 21600 21600" draw:text-areas="800 800 20800 20800" draw:type="round-rectangular-callout" draw:modifiers="-4267.49766282331 2287.9786626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25" draw:text-style-name="P16" draw:layer="layout" svg:width="9.18cm" svg:height="5.131cm" svg:x="18.268cm" svg:y="15.231cm">
          <text:list text:style-name="L4">
            <text:list-item>
              <text:p text:style-name="P15"><text:span text:style-name="T7">Historical data about carbon content in the atmosphere and temperatures have been used to confirm the theoretical predictions of climate change.</text:span></text:p>
            </text:list-item>
            <text:list-item>
              <text:p text:style-name="P15"><text:span text:style-name="T7">Meteorologists can make predictions about the weather based on current temperatures and air move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6" draw:text-style-name="P18" draw:layer="layout" svg:width="7.458cm" svg:height="0.961cm" svg:x="9.8cm" svg:y="4.621cm">
          <text:p text:style-name="P4"><text:span text:style-name="T15">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name="TextShape 17" draw:style-name="gr27" draw:text-style-name="P16" draw:layer="layout" svg:width="9cm" svg:height="3.4cm" svg:x="18.8cm" svg:y="1.1cm">
          <text:list text:style-name="L5">
            <text:list-header>
              <text:p text:style-name="P15"><text:span text:style-name="T7"/></text:p>
            </text:list-header>
            <text:list-item>
              <text:p text:style-name="P15"><text:span text:style-name="T7"><text:s/></text:span><text:span text:style-name="T7">Standard and once-off visualisation </text:span></text:p>
            </text:list-item>
            <text:list-item>
              <text:p text:style-name="P15"><text:span text:style-name="T7"><text:s/></text:span><text:span text:style-name="T7">Examples:</text:span></text:p>
            </text:list-item>
          </text:list>
          <text:list text:style-name="L6">
            <text:list-item>
              <text:list>
                <text:list-item>
                  <text:p text:style-name="P15"><text:span text:style-name="T7"><text:s/></text:span><text:span text:style-name="T7"><text:a xlink:href="http://en.wikipedia.org/wiki/Bar_chart#/media/File:Human_losses_of_world_war_two_by_country.png" xlink:type="simple">Human loss in WW2</text:a></text:span></text:p>
                </text:list-item>
                <text:list-item>
                  <text:p text:style-name="P15"><text:span text:style-name="T7"><text:s/></text:span><text:span text:style-name="T7"><text:a xlink:href="https://understandinguncertainty.org/files/Coxcombs.jpg" xlink:type="simple">Florence Nightingale Coxcombs</text:a></text:span></text:p>
                </text:list-item>
                <text:list-item>
                  <text:p text:style-name="P15"><text:span text:style-name="T7"><text:s/></text:span><text:span text:style-name="T7"><text:a xlink:href="https://en.wikipedia.org/wiki/Data_science#/media/File:Minard%27s_Map_(vectorized).svg" xlink:type="simple">Minard Napoleon in Russia</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8.6cm" svg:height="3.6cm" svg:x="18.8cm" svg:y="1.4cm">
          <text:p/>
          <draw:enhanced-geometry svg:viewBox="0 0 21600 21600" draw:mirror-horizontal="false" draw:mirror-vertical="false" draw:text-areas="800 800 20800 20800" draw:type="round-rectangular-callout" draw:modifiers="-4889.57098011859 20142.4048875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1" draw:layer="layout" svg:width="25.2cm" svg:height="4.8cm" svg:x="1.6cm" svg:y="14.205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5cm" svg:x2="24.2cm" svg:y2="13.205cm">
          <text:p/>
        </draw:line>
        <draw:line draw:name="Line 10" draw:style-name="gr8" draw:text-style-name="P1" draw:layer="layout" svg:x1="4.017cm" svg:y1="13.125cm" svg:x2="4cm" svg:y2="14.005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19" draw:layer="layout" svg:width="5.999cm" svg:height="0.961cm" svg:x="1.92cm" svg:y="11.5cm">
          <text:p text:style-name="P4"><text:span text:style-name="T15">Extraction</text:span><text:span text:style-name="T4">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30" draw:text-style-name="P9" draw:layer="layout" svg:width="14.8cm" svg:height="4.8cm" svg:x="6.8cm" svg:y="9cm">
          <text:p/>
          <draw:enhanced-geometry svg:viewBox="0 0 21600 21600" draw:text-areas="800 800 20800 20800" draw:type="round-rectangular-callout" draw:modifiers="-2313.08695358422 9659.487606748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31" draw:text-style-name="P16" draw:layer="layout" svg:width="14.515cm" svg:height="5.645cm" svg:x="7.185cm" svg:y="9.3cm">
          <text:list text:style-name="L4">
            <text:list-item>
              <text:p text:style-name="P15"><text:span text:style-name="T7">from in or outside of the analysis domain (e.g. in the case of a business, its own data or data from standards bodies, government organisations etc.)</text:span></text:p>
            </text:list-item>
            <text:list-item>
              <text:p text:style-name="P15"><text:span text:style-name="T7">form: spoken word, collected by software, IoT (“datafication” - everything can be observed and stored)</text:span></text:p>
            </text:list-item>
            <text:list-item>
              <text:p text:style-name="P15"><text:span text:style-name="T7">metadata (data about data)</text:span></text:p>
            </text:list-item>
            <text:list-item>
              <text:p text:style-name="P15"><text:span text:style-name="T7">ordered, unordered, unorder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1" draw:layer="layout" svg:width="25.2cm" svg:height="4.8cm" svg:x="1.6cm" svg:y="14.205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5cm" svg:x2="24.2cm" svg:y2="13.205cm">
          <text:p/>
        </draw:line>
        <draw:line draw:name="Line 10" draw:style-name="gr8" draw:text-style-name="P1" draw:layer="layout" svg:x1="4.017cm" svg:y1="13.125cm" svg:x2="4cm" svg:y2="14.005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9" presentation:class="page"/>
          <draw:frame presentation:style-name="pr1" draw:text-style-name="P17" draw:layer="layout" svg:width="16.799cm" svg:height="13.364cm" svg:x="2.1cm" svg:y="14.107cm" presentation:class="notes" presentation:placeholder="true">
            <draw:text-box/>
          </draw:frame>
        </presentation:notes>
      </draw:page>
      <draw:page draw:name="page10"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19" draw:layer="layout" svg:width="5.999cm" svg:height="0.961cm" svg:x="1.92cm" svg:y="11.5cm">
          <text:p text:style-name="P4"><text:span text:style-name="T4">Extraction and</text:span><text:span text:style-name="T16"> </text:span><text:span text:style-name="T15">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33" draw:text-style-name="P9" draw:layer="layout" svg:width="14.6cm" svg:height="4.6cm" svg:x="7.2cm" svg:y="9.2cm">
          <text:p/>
          <draw:enhanced-geometry svg:viewBox="0 0 21600 21600" draw:text-areas="800 800 20800 20800" draw:type="round-rectangular-callout" draw:modifiers="-2001.56153688104 16412.43207998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34" draw:text-style-name="P16" draw:layer="layout" svg:width="14.096cm" svg:height="4.4cm" svg:x="7.504cm" svg:y="9.6cm">
          <text:list text:style-name="L4">
            <text:list-item>
              <text:p text:style-name="P15"><text:span text:style-name="T7">cleaning the data (e.g. removing non-numerical values and converting text to numbers)</text:span></text:p>
            </text:list-item>
            <text:list-item>
              <text:p text:style-name="P15"><text:span text:style-name="T7">removing outliers </text:span></text:p>
            </text:list-item>
            <text:list-item>
              <text:p text:style-name="P15"><text:span text:style-name="T7">scaling data if combining multiple data-sets</text:span></text:p>
            </text:list-item>
            <text:list-item>
              <text:p text:style-name="P15"><text:span text:style-name="T7">combining variables</text:span></text:p>
            </text:list-item>
            <text:list-item>
              <text:p text:style-name="P15"><text:span text:style-name="T7">converting continuous data to catego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1" draw:layer="layout" svg:width="25.2cm" svg:height="4.8cm" svg:x="1.6cm" svg:y="14.206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6cm" svg:x2="24.2cm" svg:y2="13.206cm">
          <text:p/>
        </draw:line>
        <draw:line draw:name="Line 10" draw:style-name="gr8" draw:text-style-name="P1" draw:layer="layout" svg:x1="4.017cm" svg:y1="13.126cm" svg:x2="4cm" svg:y2="14.006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10" presentation:class="page"/>
          <draw:frame presentation:style-name="pr1" draw:text-style-name="P17" draw:layer="layout" svg:width="16.799cm" svg:height="13.364cm" svg:x="2.1cm" svg:y="14.107cm" presentation:class="notes" presentation:placeholder="true">
            <draw:text-box/>
          </draw:frame>
        </presentation:notes>
      </draw:page>
      <draw:page draw:name="page11"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38"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9"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0" draw:text-style-name="P20" draw:layer="layout" svg:width="8.7cm" svg:height="0.961cm" svg:x="17.9cm" svg:y="12.9cm">
          <text:p text:style-name="P4"><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1"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custom-shape draw:name="TextShape 5" draw:style-name="gr43"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presentation:notes draw:style-name="dp2">
          <draw:page-thumbnail draw:style-name="gr3"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6"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47"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8"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9" draw:text-style-name="P20" draw:layer="layout" svg:width="8.7cm" svg:height="0.961cm" svg:x="17.9cm" svg:y="12.9cm">
          <text:p text:style-name="P4"><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0"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51" draw:text-style-name="P21" draw:layer="layout" svg:width="23.2cm" svg:height="2.384cm" svg:x="2.2cm" svg:y="3.6cm">
          <draw:text-box>
            <text:list text:style-name="L1">
              <text:list-item>
                <text:p><text:span text:style-name="T18">Analytics</text:span> – a group of statistical and data mining techniques used in a particular problem domain e.g. business analytics, financial analytics.</text:p>
                <text:p/>
              </text:list-item>
            </text:list>
          </draw:text-box>
        </draw:frame>
        <draw:custom-shape draw:name="CustomShape 2" draw:style-name="gr52"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3"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4"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55"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7" draw:text-style-name="P20" draw:layer="layout" svg:width="8.7cm" svg:height="0.961cm" svg:x="17.9cm" svg:y="12.9cm">
          <text:p text:style-name="P4"><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8"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51" draw:text-style-name="P21" draw:layer="layout" svg:width="23.2cm" svg:height="2.384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
          </draw:text-box>
        </draw:frame>
        <draw:custom-shape draw:name="CustomShape 2" draw:style-name="gr59"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0"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62"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3"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4" draw:text-style-name="P20" draw:layer="layout" svg:width="8.7cm" svg:height="0.961cm" svg:x="17.9cm" svg:y="12.9cm">
          <text:p text:style-name="P4"><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5"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66" draw:text-style-name="P21"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name="CustomShape 2" draw:style-name="gr67"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8"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9" draw:text-style-name="P10" draw:layer="layout" svg:width="25.196cm" svg:height="17.799cm" svg:x="1.4cm" svg:y="1.6cm">
          <text:p text:style-name="P2"><text:span text:style-name="T2"/></text:p>
          <text:p text:style-name="P2"><text:span text:style-name="T2">Big Data</text:span></text:p>
          <text:p text:style-name="P2"><text:span text:style-name="T2"/></text:p>
          <text:list text:style-name="L7">
            <text:list-item>
              <text:p text:style-name="P15"><text:span text:style-name="T3">In the last 20 years the data cycle is ‘intensifying’</text:span></text:p>
            </text:list-item>
            <text:list-item>
              <text:p text:style-name="P15"><text:span text:style-name="T3">Growing processing power</text:span></text:p>
            </text:list-item>
            <text:list-item>
              <text:p text:style-name="P15"><text:span text:style-name="T3">Almost limitless storage capacity</text:span></text:p>
            </text:list-item>
            <text:list-item>
              <text:p text:style-name="P15"><text:span text:style-name="T3">Connectivity with large bandwidths</text:span></text:p>
            </text:list-item>
            <text:list-item>
              <text:p text:style-name="P7"><text:span text:style-name="T3">Techniques have developed on this new wave of possibilities</text:span></text:p>
              <text:p text:style-name="P7"><text:span text:style-name="T3"/></text:p>
            </text:list-item>
            <text:list-item>
              <text:p text:style-name="P7"><text:span text:style-name="T3">Big data are amounts of data larger than can be processed with conventional technologies.</text:span></text:p>
            </text:list-item>
            <text:list-item>
              <text:p text:style-name="P7"><text:span text:style-name="T3">New technologies: </text:span></text:p>
              <text:list>
                <text:list-item>
                  <text:p text:style-name="P7"><text:span text:style-name="T3">Hadoop (Apache)</text:span></text:p>
                </text:list-item>
                <text:list-item>
                  <text:p text:style-name="P7"><text:span text:style-name="T3">MapReduce (Google)</text:span></text:p>
                </text:list-item>
                <text:list-item>
                  <text:p text:style-name="P7"><text:span text:style-name="T3">MongoDB etc.</text:span></text:p>
                </text:list-item>
              </text:list>
            </text:list-item>
            <text:list-item>
              <text:p text:style-name="P7"><text:span text:style-name="T3">The data science principles are the same as ‘normal sized’ data</text:span></text:p>
              <text:p text:style-name="P7"><text:span text:style-name="T3"/></text:p>
            </text:list-item>
            <text:list-item>
              <text:p text:style-name="P7"><text:span text:style-name="T3">4 Vs</text:span></text:p>
              <text:p text:style-name="P7"><text:span text:style-name="T3"><text:a xlink:href="http://www.ibmbigdatahub.com/infographic/four-vs-big-data" xlink:type="simple">IBM 4Vs of Big Data</text:a></text:span></text:p>
              <text:list>
                <text:list-item>
                  <text:list>
                    <text:list-header>
                      <text:p text:style-name="P7"><text:span text:style-name="T3"/></text:p>
                      <text:list>
                        <text:list-item>
                          <text:list>
                            <text:list-header>
                              <text:p text:style-name="P7"><text:span text:style-name="T3"/></text:p>
                              <text:p text:style-name="P7"><text:span text:style-name="T3"/></text:p>
                              <text:p text:style-name="P7"><text:span text:style-name="T3"/></text:p>
                            </text:list-header>
                          </text:list>
                        </text:list-item>
                      </text:list>
                    </text:list-header>
                  </text:list>
                </text:list-item>
              </text:list>
              <text:p text:style-name="P7"><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0"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71"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1" draw:text-style-name="P17" draw:layer="layout" svg:width="16.799cm" svg:height="13.364cm" svg:x="2.1cm" svg:y="14.107cm" presentation:class="notes" presentation:placeholder="true">
            <draw:text-box/>
          </draw:frame>
        </presentation:notes>
      </draw:page>
      <draw:page draw:name="page16"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2"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73"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4"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5" draw:text-style-name="P20" draw:layer="layout" svg:width="8.7cm" svg:height="0.961cm" svg:x="17.9cm" svg:y="12.9cm">
          <text:p text:style-name="P4"><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66" draw:text-style-name="P21"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77" draw:text-style-name="P14" draw:layer="layout" svg:width="9.4cm" svg:height="6.2cm" svg:x="0.8cm" svg:y="6.6cm">
          <text:p/>
          <draw:enhanced-geometry svg:viewBox="0 0 21600 21600" draw:text-areas="800 800 20800 20800" draw:type="round-rectangular-callout" draw:modifiers="23585.1505159026 3065.312046444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8" draw:text-style-name="P22" draw:layer="layout" svg:width="9.2cm" svg:height="7.4cm" svg:x="1cm" svg:y="6.8cm">
          <draw:text-box>
            <text:list text:style-name="L7">
              <text:list-item>
                <text:p text:style-name="P7"><text:span text:style-name="T3">Sets out the principles and theory for understanding and using data</text:span></text:p>
              </text:list-item>
              <text:list-item>
                <text:p text:style-name="P7"><text:span text:style-name="T3">Studies how these principles and techniques should be applied in each individual case</text:span></text:p>
              </text:list-item>
              <text:list-item>
                <text:p text:style-name="P7"><text:span text:style-name="T3"><text:a xlink:href="https://indico.io/blog/wp-content/uploads/2015/06/data-scientist-venn-diagram.jpg" xlink:type="simple">Data scientist visualisation</text:a></text:span></text:p>
              </text:list-item>
            </text:list>
            <text:p text:style-name="P2"><text:span text:style-name="T19"/></text:p>
          </draw:text-box>
        </draw:frame>
        <draw:custom-shape draw:name="CustomShape 2" draw:style-name="gr79"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0"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1"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82"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3"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4" draw:text-style-name="P20" draw:layer="layout" svg:width="8.7cm" svg:height="0.961cm" svg:x="17.9cm" svg:y="12.9cm">
          <text:p text:style-name="P4"><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5" draw:text-style-name="P8" draw:layer="layout" svg:width="7.8cm" svg:height="0.961cm" svg:x="4.6cm" svg:y="13.139cm">
          <text:p text:style-name="P4"><text:span text:style-name="T4">Application of </text:span><text:span text:style-name="T20">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66" draw:text-style-name="P21"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86" draw:text-style-name="P14" draw:layer="layout" svg:width="9.4cm" svg:height="5.6cm" svg:x="0.8cm" svg:y="7.2cm">
          <text:p/>
          <draw:enhanced-geometry svg:viewBox="0 0 21600 21600" draw:text-areas="800 800 20800 20800" draw:type="round-rectangular-callout" draw:modifiers="19109.3713434741 23898.446705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7" draw:text-style-name="P22" draw:layer="layout" svg:width="9.2cm" svg:height="7.4cm" svg:x="1cm" svg:y="7.5cm">
          <draw:text-box>
            <text:list text:style-name="L7">
              <text:list-item>
                <text:p text:style-name="P7"><text:span text:style-name="T3">The science and practice of analysing numerical data, particularly with the purpose of </text:span><text:span text:style-name="T3">understanding the properties of a large population by analysing a representative sample.</text:span></text:p>
              </text:list-item>
            </text:list>
            <text:p text:style-name="P7"><text:span text:style-name="T2"/></text:p>
          </draw:text-box>
        </draw:frame>
        <draw:custom-shape draw:name="CustomShape 2" draw:style-name="gr88"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9" draw:text-style-name="P8" draw:layer="layout" svg:width="7.8cm" svg:height="2.8cm" svg:x="10.9cm" svg:y="7cm">
          <text:p text:style-name="P4"><text:span text:style-name="T17">Data science</text:span><text:span text:style-name="T4">, including theory behind </text:span><text:span text:style-name="T4">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91"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2"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20" draw:layer="layout" svg:width="8.7cm" svg:height="0.961cm" svg:x="17.9cm" svg:y="12.9cm">
          <text:p text:style-name="P4"><text:span text:style-name="T20">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4"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66" draw:text-style-name="P21"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95" draw:text-style-name="P14" draw:layer="layout" svg:width="9.6cm" svg:height="6.6cm" svg:x="18.1cm" svg:y="5.9cm">
          <text:p/>
          <draw:enhanced-geometry svg:viewBox="0 0 21600 21600" draw:text-areas="800 800 20800 20800" draw:type="round-rectangular-callout" draw:modifiers="3329.65316112905 23419.36070292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6" draw:text-style-name="P22" draw:layer="layout" svg:width="9.7cm" svg:height="9.241cm" svg:x="18cm" svg:y="6.359cm">
          <draw:text-box>
            <text:list text:style-name="L7">
              <text:list-item>
                <text:p text:style-name="P7"><text:span text:style-name="T3">The practice of finding patterns in data and extracting from it useful information that is </text:span><text:span text:style-name="T3">not immediately available</text:span></text:p>
              </text:list-item>
              <text:list-item>
                <text:p text:style-name="P7"><text:span text:style-name="T3">In the 1990s company data was consolidated into </text:span><text:span text:style-name="T21">enterprise data warehouses</text:span><text:span text:style-name="T3">, which </text:span><text:span text:style-name="T3">could be mined for data</text:span></text:p>
              </text:list-item>
            </text:list>
            <text:p text:style-name="P7"><text:span text:style-name="T2"/></text:p>
          </draw:text-box>
        </draw:frame>
        <draw:custom-shape draw:name="CustomShape 2" draw:style-name="gr97"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8" draw:text-style-name="P8" draw:layer="layout" svg:width="7.8cm" svg:height="2.8cm" svg:x="10.9cm" svg:y="7cm">
          <text:p text:style-name="P4"><text:span text:style-name="T17">Data science</text:span><text:span text:style-name="T4">, including theory behind </text:span><text:span text:style-name="T4">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0"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1"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2" draw:text-style-name="P20" draw:layer="layout" svg:width="8.7cm" svg:height="0.961cm" svg:x="17.9cm" svg:y="12.9cm">
          <text:p text:style-name="P4"><text:span text:style-name="T17">Data mining</text:span><text:span text:style-name="T4">, with the use of</text:span><text:span text:style-name="T17"> </text:span><text:span text:style-name="T20">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3"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1" draw:layer="layout" svg:width="12cm" svg:height="1.673cm" svg:x="13.8cm" svg:y="10.2cm">
          <draw:text-box>
            <text:p>underlies</text:p>
          </draw:text-box>
        </draw:frame>
        <draw:frame draw:style-name="gr45" draw:text-style-name="P21" draw:layer="layout" svg:width="12cm" svg:height="1.673cm" svg:x="13.8cm" svg:y="14.6cm">
          <draw:text-box>
            <text:p>operate on</text:p>
          </draw:text-box>
        </draw:frame>
        <draw:frame draw:style-name="gr66" draw:text-style-name="P21"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104" draw:text-style-name="P14" draw:layer="layout" svg:width="9.6cm" svg:height="5.2cm" svg:x="18cm" svg:y="15.2cm">
          <text:p/>
          <draw:enhanced-geometry svg:viewBox="0 0 21600 21600" draw:mirror-horizontal="false" draw:mirror-vertical="false" draw:text-areas="800 800 20800 20800" draw:type="round-rectangular-callout" draw:modifiers="12211.7279450057 -4518.5156700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22" draw:layer="layout" svg:width="10.4cm" svg:height="4.641cm" svg:x="18.1cm" svg:y="15.459cm">
          <draw:text-box>
            <text:list text:style-name="L8">
              <text:list-item>
                <text:p text:style-name="P7"><text:span text:style-name="T3">Supervised learning – goal is prediction based on past data (e.g. classification, </text:span><text:span text:style-name="T3">regression)</text:span></text:p>
              </text:list-item>
            </text:list>
            <text:list text:style-name="L7">
              <text:list-item>
                <text:p text:style-name="P7"><text:span text:style-name="T3">Unsupervised learning – exploratory (e.g. association rules, clustering)</text:span></text:p>
              </text:list-item>
            </text:list>
          </draw:text-box>
        </draw:frame>
        <draw:custom-shape draw:name="CustomShape 2" draw:style-name="gr106"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7" draw:text-style-name="P8" draw:layer="layout" svg:width="7.8cm" svg:height="2.8cm" svg:x="10.9cm" svg:y="7cm">
          <text:p text:style-name="P4"><text:span text:style-name="T17">Data </text:span><text:span text:style-name="T17">science</text:span><text:span text:style-name="T4">, </text:span><text:span text:style-name="T4">includin</text:span><text:span text:style-name="T4">g theory </text:span><text:span text:style-name="T4">behind </text:span><text:span text:style-name="T4">statistic</text:span><text:span text:style-name="T4">s and </text:span><text:span text:style-name="T4">machin</text:span><text:span text:style-name="T4">e </text:span><text:span text:style-name="T4">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8" draw:text-style-name="P10" draw:layer="layout" svg:width="25.196cm" svg:height="17.799cm" svg:x="1.4cm" svg:y="1.6cm">
          <text:p text:style-name="P2"><text:span text:style-name="T2"/></text:p>
          <text:p text:style-name="P2"><text:span text:style-name="T2">“</text:span><text:span text:style-name="T2">Learning” Data Analysis</text:span></text:p>
          <text:p text:style-name="P2"><text:span text:style-name="T2"/></text:p>
          <text:list text:style-name="L7">
            <text:list-item>
              <text:p text:style-name="P23"><text:span text:style-name="T3">Asking questions, then investigating if they can be answered by analysing data</text:span></text:p>
            </text:list-item>
            <text:list-item>
              <text:p text:style-name="P23"><text:span text:style-name="T3">Methods and techniques for all the stages of the data cycle</text:span></text:p>
            </text:list-item>
            <text:list-item>
              <text:p text:style-name="P23"><text:span text:style-name="T3">Understanding when to apply the various methods and techniques</text:span></text:p>
            </text:list-item>
            <text:list-item>
              <text:p text:style-name="P23"><text:span text:style-name="T3">Adopting the ‘every case is different’ approach</text:span></text:p>
              <text:p text:style-name="P23"><text:span text:style-name="T3"/></text:p>
            </text:list-item>
          </text:list>
          <text:p text:style-name="P24"><text:span text:style-name="T2"/></text:p>
          <text:list text:continue-numbering="true" text:style-name="L7">
            <text:list-header>
              <text:p text:style-name="P23"><text:span text:style-name="T3"/></text:p>
              <text:list>
                <text:list-item>
                  <text:list>
                    <text:list-header>
                      <text:p text:style-name="P7"><text:span text:style-name="T3"/></text:p>
                      <text:list>
                        <text:list-item>
                          <text:list>
                            <text:list-header>
                              <text:p text:style-name="P7"><text:span text:style-name="T3"/></text:p>
                              <text:p text:style-name="P7"><text:span text:style-name="T3"/></text:p>
                              <text:p text:style-name="P7"><text:span text:style-name="T3"/></text:p>
                            </text:list-header>
                          </text:list>
                        </text:list-item>
                      </text:list>
                    </text:list-header>
                  </text:list>
                </text:list-item>
              </text:list>
              <text:p text:style-name="P7"><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9"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10"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0"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9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3" draw:text-style-name="MP5" draw:layer="backgroundobjects" svg:width="25.196cm" svg:height="3.503cm" svg:x="1.4cm" svg:y="0.837cm" presentation:class="title" presentation:user-transformed="true">
        <draw:text-box>
          <text:p/>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3T13:29:37</meta:creation-date>
    <dc:language>en-IE</dc:language>
    <dc:date>2019-11-19T12:53:16.430213911</dc:date>
    <meta:editing-cycles>115</meta:editing-cycles>
    <meta:editing-duration>PT7H39M16S</meta:editing-duration>
    <meta:generator>LibreOffice/6.0.7.3$Linux_X86_64 LibreOffice_project/00m0$Build-3</meta:generator>
    <meta:document-statistic meta:object-count="375"/>
  </office:meta>
</office:document-meta>
</file>